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/>
            <text:p/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3/07/2016</text:date>, <text:time>21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07T21:36:25.66</dc:date>
    <meta:print-date>2011-01-11T19:40:21.14</meta:print-date>
    <meta:editing-cycles>202</meta:editing-cycles>
    <meta:editing-duration>P1DT1H38M34S</meta:editing-duration>
    <dc:creator>James Lombardi</dc:creator>
    <meta:printed-by>James Lombardi</meta:printed-by>
    <dc:title>57 Years of Running and Racing</dc:title>
    <meta:document-statistic meta:table-count="3" meta:cell-count="1110" meta:object-count="0"/>
    <meta:user-defined meta:name="Info 1"/>
    <meta:user-defined meta:name="Info 2"/>
    <meta:user-defined meta:name="Info 3"/>
    <meta:user-defined meta:name="Info 4"/>
  </office:meta>
</office:document-meta>
</file>